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7cm"/>
    </style:style>
    <style:style style:name="co3" style:family="table-column">
      <style:table-column-properties fo:break-before="auto" style:column-width="5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ackground-color="#0066ff"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66cc00"/>
      <style:text-properties style:text-position=""/>
    </style:style>
    <style:style style:name="ce6" style:family="table-cell" style:parent-style-name="Default">
      <style:table-cell-properties fo:background-color="#0066ff"/>
      <style:text-properties style:text-position=""/>
    </style:style>
    <style:style style:name="ce7" style:family="table-cell" style:parent-style-name="Default" style:data-style-name="N38"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0066ff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66cc00"/>
    </style:style>
    <style:style style:name="ce13" style:family="table-cell" style:parent-style-name="Default">
      <style:table-cell-properties fo:background-color="#0066ff"/>
    </style:style>
    <style:style style:name="ce14" style:family="table-cell" style:parent-style-name="Default" style:data-style-name="N38"/>
    <style:style style:name="ce15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ff66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ce7"/>
        <table:table-row table:style-name="ro1">
          <table:table-cell office:value-type="string" calcext:value-type="string">
            <text:p>Woche</text:p>
          </table:table-cell>
          <table:table-cell office:value-type="string" calcext:value-type="string">
            <text:p>Aufgabe</text:p>
          </table:table-cell>
          <table:table-cell/>
          <table:table-cell office:value-type="string" calcext:value-type="string">
            <text:p>Wochenbeginn</text:p>
          </table:table-cell>
          <table:table-cell office:value-type="string" calcext:value-type="string">
            <text:p>Wochenen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11">
            <text:p>BDT</text:p>
          </table:table-cell>
          <table:table-cell/>
          <table:table-cell office:value-type="date" office:date-value="2014-11-10" calcext:value-type="date">
            <text:p>Montag, 10. November 2014</text:p>
          </table:table-cell>
          <table:table-cell table:formula="of:=[.D2]+6" office:value-type="date" office:date-value="2014-11-16" calcext:value-type="date">
            <text:p>Sonntag, 16. November 2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/>
          <table:table-cell/>
          <table:table-cell table:formula="of:=[.D2]+7" office:value-type="date" office:date-value="2014-11-17" calcext:value-type="date">
            <text:p>Montag, 17. November 2014</text:p>
          </table:table-cell>
          <table:table-cell table:formula="of:=[.D3]+6" office:value-type="date" office:date-value="2014-11-23" calcext:value-type="date">
            <text:p>Sonntag, 23. November 2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/>
          <table:table-cell/>
          <table:table-cell table:formula="of:=[.D3]+7" office:value-type="date" office:date-value="2014-11-24" calcext:value-type="date">
            <text:p>Montag, 24. November 2014</text:p>
          </table:table-cell>
          <table:table-cell table:formula="of:=[.D4]+6" office:value-type="date" office:date-value="2014-11-30" calcext:value-type="date">
            <text:p>Sonntag, 30. November 2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table-cell/>
          <table:table-cell table:formula="of:=[.D4]+7" office:value-type="date" office:date-value="2014-12-01" calcext:value-type="date">
            <text:p>Montag, 1. Dezember 2014</text:p>
          </table:table-cell>
          <table:table-cell table:formula="of:=[.D5]+6" office:value-type="date" office:date-value="2014-12-07" calcext:value-type="date">
            <text:p>Sonntag, 7. Dezember 2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/>
          <table:table-cell/>
          <table:table-cell table:formula="of:=[.D5]+7" office:value-type="date" office:date-value="2014-12-08" calcext:value-type="date">
            <text:p>Montag, 8. Dezember 2014</text:p>
          </table:table-cell>
          <table:table-cell table:formula="of:=[.D6]+6" office:value-type="date" office:date-value="2014-12-14" calcext:value-type="date">
            <text:p>Sonntag, 14. Dezember 2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/>
          <table:table-cell/>
          <table:table-cell table:formula="of:=[.D6]+7" office:value-type="date" office:date-value="2014-12-15" calcext:value-type="date">
            <text:p>Montag, 15. Dezember 2014</text:p>
          </table:table-cell>
          <table:table-cell table:formula="of:=[.D7]+6" office:value-type="date" office:date-value="2014-12-21" calcext:value-type="date">
            <text:p>Sonntag, 21. Dezember 2014</text:p>
          </table:table-cell>
        </table:table-row>
        <table:table-row table:style-name="ro1">
          <table:table-cell office:value-type="string" calcext:value-type="string">
            <text:p>FERIEN</text:p>
          </table:table-cell>
          <table:covered-table-cell/>
          <table:table-cell/>
          <table:table-cell table:formula="of:=[.D7]+7" office:value-type="date" office:date-value="2014-12-22" calcext:value-type="date">
            <text:p>Montag, 22. Dezember 2014</text:p>
          </table:table-cell>
          <table:table-cell table:formula="of:=[.D8]+6" office:value-type="date" office:date-value="2014-12-28" calcext:value-type="date">
            <text:p>Sonntag, 28. Dezember 2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/>
          <table:table-cell table:formula="of:=[.D8]+7" office:value-type="date" office:date-value="2014-12-29" calcext:value-type="date">
            <text:p>Montag, 29. Dezember 2014</text:p>
          </table:table-cell>
          <table:table-cell table:formula="of:=[.D9]+6" office:value-type="date" office:date-value="2015-01-04" calcext:value-type="date">
            <text:p>Sonntag, 4. Januar 2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/>
          <table:table-cell/>
          <table:table-cell table:formula="of:=[.D9]+7" office:value-type="date" office:date-value="2015-01-05" calcext:value-type="date">
            <text:p>Montag, 5. Januar 2015</text:p>
          </table:table-cell>
          <table:table-cell table:formula="of:=[.D10]+6" office:value-type="date" office:date-value="2015-01-11" calcext:value-type="date">
            <text:p>Sonntag, 11. Januar 2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/>
          <table:table-cell table:formula="of:=[.D10]+7" office:value-type="date" office:date-value="2015-01-12" calcext:value-type="date">
            <text:p>Montag, 12. Januar 2015</text:p>
          </table:table-cell>
          <table:table-cell table:formula="of:=[.D11]+6" office:value-type="date" office:date-value="2015-01-18" calcext:value-type="date">
            <text:p>Sonntag, 18. Januar 2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/>
          <table:table-cell/>
          <table:table-cell table:formula="of:=[.D11]+7" office:value-type="date" office:date-value="2015-01-19" calcext:value-type="date">
            <text:p>Montag, 19. Januar 2015</text:p>
          </table:table-cell>
          <table:table-cell table:formula="of:=[.D12]+6" office:value-type="date" office:date-value="2015-01-25" calcext:value-type="date">
            <text:p>Sonntag, 25. Januar 2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 table:number-columns-spanned="1" table:number-rows-spanned="2">
            <text:p>Analyse NotAssigned</text:p>
          </table:table-cell>
          <table:table-cell/>
          <table:table-cell table:formula="of:=[.D12]+7" office:value-type="date" office:date-value="2015-01-26" calcext:value-type="date">
            <text:p>Montag, 26. Januar 2015</text:p>
          </table:table-cell>
          <table:table-cell table:formula="of:=[.D13]+6" office:value-type="date" office:date-value="2015-02-01" calcext:value-type="date">
            <text:p>Sonntag, 1. Februar 20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/>
          <table:table-cell/>
          <table:table-cell table:formula="of:=[.D13]+7" office:value-type="date" office:date-value="2015-02-02" calcext:value-type="date">
            <text:p>Montag, 2. Februar 2015</text:p>
          </table:table-cell>
          <table:table-cell table:formula="of:=[.D14]+6" office:value-type="date" office:date-value="2015-02-08" calcext:value-type="date">
            <text:p>Sonntag, 8. Februar 2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 table:number-columns-spanned="1" table:number-rows-spanned="2">
            <text:p>Refactoring Legendre</text:p>
          </table:table-cell>
          <table:table-cell/>
          <table:table-cell table:formula="of:=[.D14]+7" office:value-type="date" office:date-value="2015-02-09" calcext:value-type="date">
            <text:p>Montag, 9. Februar 2015</text:p>
          </table:table-cell>
          <table:table-cell table:formula="of:=[.D15]+6" office:value-type="date" office:date-value="2015-02-15" calcext:value-type="date">
            <text:p>Sonntag, 15. Februar 20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/>
          <table:table-cell table:formula="of:=[.D15]+7" office:value-type="date" office:date-value="2015-02-16" calcext:value-type="date">
            <text:p>Montag, 16. Februar 2015</text:p>
          </table:table-cell>
          <table:table-cell table:formula="of:=[.D16]+6" office:value-type="date" office:date-value="2015-02-22" calcext:value-type="date">
            <text:p>Sonntag, 22. Februar 2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tAssignedHitsCombiner</text:p>
          </table:table-cell>
          <table:table-cell/>
          <table:table-cell table:formula="of:=[.D16]+7" office:value-type="date" office:date-value="2015-02-23" calcext:value-type="date">
            <text:p>Montag, 23. Februar 2015</text:p>
          </table:table-cell>
          <table:table-cell table:formula="of:=[.D17]+6" office:value-type="date" office:date-value="2015-03-01" calcext:value-type="date">
            <text:p>Sonntag, 1. März 2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 table:number-columns-spanned="1" table:number-rows-spanned="2">
            <text:p>BackgroundHitFinder</text:p>
          </table:table-cell>
          <table:table-cell/>
          <table:table-cell table:formula="of:=[.D17]+7" office:value-type="date" office:date-value="2015-03-02" calcext:value-type="date">
            <text:p>Montag, 2. März 2015</text:p>
          </table:table-cell>
          <table:table-cell table:formula="of:=[.D18]+6" office:value-type="date" office:date-value="2015-03-08" calcext:value-type="date">
            <text:p>Sonntag, 8. März 20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/>
          <table:table-cell table:formula="of:=[.D18]+7" office:value-type="date" office:date-value="2015-03-09" calcext:value-type="date">
            <text:p>Montag, 9. März 2015</text:p>
          </table:table-cell>
          <table:table-cell table:formula="of:=[.D19]+6" office:value-type="date" office:date-value="2015-03-15" calcext:value-type="date">
            <text:p>Sonntag, 15. März 20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mbiner</text:p>
          </table:table-cell>
          <table:table-cell/>
          <table:table-cell table:formula="of:=[.D19]+7" office:value-type="date" office:date-value="2015-03-16" calcext:value-type="date">
            <text:p>Montag, 16. März 2015</text:p>
          </table:table-cell>
          <table:table-cell table:formula="of:=[.D20]+6" office:value-type="date" office:date-value="2015-03-22" calcext:value-type="date">
            <text:p>Sonntag, 22. März 20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Refactoring Legendre</text:p>
          </table:table-cell>
          <table:table-cell/>
          <table:table-cell table:formula="of:=[.D20]+7" office:value-type="date" office:date-value="2015-03-23" calcext:value-type="date">
            <text:p>Montag, 23. März 2015</text:p>
          </table:table-cell>
          <table:table-cell table:formula="of:=[.D21]+6" office:value-type="date" office:date-value="2015-03-29" calcext:value-type="date">
            <text:p>Sonntag, 29. März 2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Templated QuadTree</text:p>
          </table:table-cell>
          <table:table-cell/>
          <table:table-cell table:formula="of:=[.D21]+7" office:value-type="date" office:date-value="2015-03-30" calcext:value-type="date">
            <text:p>Montag, 30. März 2015</text:p>
          </table:table-cell>
          <table:table-cell table:formula="of:=[.D22]+6" office:value-type="date" office:date-value="2015-04-05" calcext:value-type="date">
            <text:p>Sonntag, 5. April 20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QuadTreePlotter + SegmentQuadTree</text:p>
          </table:table-cell>
          <table:table-cell/>
          <table:table-cell table:formula="of:=[.D22]+7" office:value-type="date" office:date-value="2015-04-06" calcext:value-type="date">
            <text:p>Montag, 6. April 2015</text:p>
          </table:table-cell>
          <table:table-cell table:formula="of:=[.D23]+6" office:value-type="date" office:date-value="2015-04-12" calcext:value-type="date">
            <text:p>Sonntag, 12. April 2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 table:number-columns-spanned="1" table:number-rows-spanned="3">
            <text:p>Umstellung auf gemeinsame Codebasis</text:p>
          </table:table-cell>
          <table:table-cell/>
          <table:table-cell table:formula="of:=[.D23]+7" office:value-type="date" office:date-value="2015-04-13" calcext:value-type="date">
            <text:p>Montag, 13. April 2015</text:p>
          </table:table-cell>
          <table:table-cell table:formula="of:=[.D24]+6" office:value-type="date" office:date-value="2015-04-19" calcext:value-type="date">
            <text:p>Sonntag, 19. April 20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covered-table-cell/>
          <table:table-cell/>
          <table:table-cell table:formula="of:=[.D24]+7" office:value-type="date" office:date-value="2015-04-20" calcext:value-type="date">
            <text:p>Montag, 20. April 2015</text:p>
          </table:table-cell>
          <table:table-cell table:formula="of:=[.D25]+6" office:value-type="date" office:date-value="2015-04-26" calcext:value-type="date">
            <text:p>Sonntag, 26. April 20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covered-table-cell/>
          <table:table-cell/>
          <table:table-cell table:formula="of:=[.D25]+7" office:value-type="date" office:date-value="2015-04-27" calcext:value-type="date">
            <text:p>Montag, 27. April 2015</text:p>
          </table:table-cell>
          <table:table-cell table:formula="of:=[.D26]+6" office:value-type="date" office:date-value="2015-05-03" calcext:value-type="date">
            <text:p>Sonntag, 3. Mai 20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TMVA Filter</text:p>
          </table:table-cell>
          <table:table-cell/>
          <table:table-cell table:formula="of:=[.D26]+7" office:value-type="date" office:date-value="2015-05-04" calcext:value-type="date">
            <text:p>Montag, 4. Mai 2015</text:p>
          </table:table-cell>
          <table:table-cell table:formula="of:=[.D27]+6" office:value-type="date" office:date-value="2015-05-10" calcext:value-type="date">
            <text:p>Sonntag, 10. Mai 20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???</text:p>
          </table:table-cell>
          <table:table-cell/>
          <table:table-cell table:formula="of:=[.D27]+7" office:value-type="date" office:date-value="2015-05-11" calcext:value-type="date">
            <text:p>Montag, 11. Mai 2015</text:p>
          </table:table-cell>
          <table:table-cell table:formula="of:=[.D28]+6" office:value-type="date" office:date-value="2015-05-17" calcext:value-type="date">
            <text:p>Sonntag, 17. Mai 20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Fitter</text:p>
          </table:table-cell>
          <table:table-cell/>
          <table:table-cell table:formula="of:=[.D28]+7" office:value-type="date" office:date-value="2015-05-18" calcext:value-type="date">
            <text:p>Montag, 18. Mai 2015</text:p>
          </table:table-cell>
          <table:table-cell table:formula="of:=[.D29]+6" office:value-type="date" office:date-value="2015-05-24" calcext:value-type="date">
            <text:p>Sonntag, 24. Mai 20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StereoQuadTree</text:p>
          </table:table-cell>
          <table:table-cell/>
          <table:table-cell table:formula="of:=[.D29]+7" office:value-type="date" office:date-value="2015-05-25" calcext:value-type="date">
            <text:p>Montag, 25. Mai 2015</text:p>
          </table:table-cell>
          <table:table-cell table:formula="of:=[.D30]+6" office:value-type="date" office:date-value="2015-05-31" calcext:value-type="date">
            <text:p>Sonntag, 31. Mai 20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TMVA in SegmentTrackMatcher</text:p>
          </table:table-cell>
          <table:table-cell/>
          <table:table-cell table:formula="of:=[.D30]+7" office:value-type="date" office:date-value="2015-06-01" calcext:value-type="date">
            <text:p>Montag, 1. Juni 2015</text:p>
          </table:table-cell>
          <table:table-cell table:formula="of:=[.D31]+6" office:value-type="date" office:date-value="2015-06-07" calcext:value-type="date">
            <text:p>Sonntag, 7. Juni 20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Validierung</text:p>
          </table:table-cell>
          <table:table-cell/>
          <table:table-cell table:formula="of:=[.D31]+7" office:value-type="date" office:date-value="2015-06-08" calcext:value-type="date">
            <text:p>Montag, 8. Juni 2015</text:p>
          </table:table-cell>
          <table:table-cell table:formula="of:=[.D32]+6" office:value-type="date" office:date-value="2015-06-14" calcext:value-type="date">
            <text:p>Sonntag, 14. Juni 20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Fitting</text:p>
          </table:table-cell>
          <table:table-cell/>
          <table:table-cell table:formula="of:=[.D32]+7" office:value-type="date" office:date-value="2015-06-15" calcext:value-type="date">
            <text:p>Montag, 15. Juni 2015</text:p>
          </table:table-cell>
          <table:table-cell table:formula="of:=[.D33]+6" office:value-type="date" office:date-value="2015-06-21" calcext:value-type="date">
            <text:p>Sonntag, 21. Juni 20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Überarbeitung RecoTrack</text:p>
          </table:table-cell>
          <table:table-cell/>
          <table:table-cell table:formula="of:=[.D33]+7" office:value-type="date" office:date-value="2015-06-22" calcext:value-type="date">
            <text:p>Montag, 22. Juni 2015</text:p>
          </table:table-cell>
          <table:table-cell table:formula="of:=[.D34]+6" office:value-type="date" office:date-value="2015-06-28" calcext:value-type="date">
            <text:p>Sonntag, 28. Juni 20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RecoTrack + Filter</text:p>
          </table:table-cell>
          <table:table-cell/>
          <table:table-cell table:formula="of:=[.D34]+7" office:value-type="date" office:date-value="2015-06-29" calcext:value-type="date">
            <text:p>Montag, 29. Juni 2015</text:p>
          </table:table-cell>
          <table:table-cell table:formula="of:=[.D35]+6" office:value-type="date" office:date-value="2015-07-05" calcext:value-type="date">
            <text:p>Sonntag, 5. Juli 20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NotFittingIssue</text:p>
          </table:table-cell>
          <table:table-cell/>
          <table:table-cell table:formula="of:=[.D35]+7" office:value-type="date" office:date-value="2015-07-06" calcext:value-type="date">
            <text:p>Montag, 6. Juli 2015</text:p>
          </table:table-cell>
          <table:table-cell table:formula="of:=[.D36]+6" office:value-type="date" office:date-value="2015-07-12" calcext:value-type="date">
            <text:p>Sonntag, 12. Juli 20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 table:number-columns-spanned="1" table:number-rows-spanned="3">
            <text:p>??? VXD-Merger, Track Filter</text:p>
          </table:table-cell>
          <table:table-cell/>
          <table:table-cell table:formula="of:=[.D36]+7" office:value-type="date" office:date-value="2015-07-13" calcext:value-type="date">
            <text:p>Montag, 13. Juli 2015</text:p>
          </table:table-cell>
          <table:table-cell table:formula="of:=[.D37]+6" office:value-type="date" office:date-value="2015-07-19" calcext:value-type="date">
            <text:p>Sonntag, 19. Juli 20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covered-table-cell/>
          <table:table-cell/>
          <table:table-cell table:formula="of:=[.D37]+7" office:value-type="date" office:date-value="2015-07-20" calcext:value-type="date">
            <text:p>Montag, 20. Juli 2015</text:p>
          </table:table-cell>
          <table:table-cell table:formula="of:=[.D38]+6" office:value-type="date" office:date-value="2015-07-26" calcext:value-type="date">
            <text:p>Sonntag, 26. Juli 20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covered-table-cell/>
          <table:table-cell/>
          <table:table-cell table:formula="of:=[.D38]+7" office:value-type="date" office:date-value="2015-07-27" calcext:value-type="date">
            <text:p>Montag, 27. Juli 2015</text:p>
          </table:table-cell>
          <table:table-cell table:formula="of:=[.D39]+6" office:value-type="date" office:date-value="2015-08-02" calcext:value-type="date">
            <text:p>Sonntag, 2. August 20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string" calcext:value-type="string" table:number-columns-spanned="1" table:number-rows-spanned="5">
            <text:p>SVD dE/dX</text:p>
          </table:table-cell>
          <table:table-cell/>
          <table:table-cell table:formula="of:=[.D39]+7" office:value-type="date" office:date-value="2015-08-03" calcext:value-type="date">
            <text:p>Montag, 3. August 2015</text:p>
          </table:table-cell>
          <table:table-cell table:formula="of:=[.D40]+6" office:value-type="date" office:date-value="2015-08-09" calcext:value-type="date">
            <text:p>Sonntag, 9. August 20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covered-table-cell/>
          <table:table-cell/>
          <table:table-cell table:formula="of:=[.D40]+7" office:value-type="date" office:date-value="2015-08-10" calcext:value-type="date">
            <text:p>Montag, 10. August 2015</text:p>
          </table:table-cell>
          <table:table-cell table:formula="of:=[.D41]+6" office:value-type="date" office:date-value="2015-08-16" calcext:value-type="date">
            <text:p>Sonntag, 16. August 20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covered-table-cell/>
          <table:table-cell/>
          <table:table-cell table:formula="of:=[.D41]+7" office:value-type="date" office:date-value="2015-08-17" calcext:value-type="date">
            <text:p>Montag, 17. August 2015</text:p>
          </table:table-cell>
          <table:table-cell table:formula="of:=[.D42]+6" office:value-type="date" office:date-value="2015-08-23" calcext:value-type="date">
            <text:p>Sonntag, 23. August 20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covered-table-cell/>
          <table:table-cell/>
          <table:table-cell table:formula="of:=[.D42]+7" office:value-type="date" office:date-value="2015-08-24" calcext:value-type="date">
            <text:p>Montag, 24. August 2015</text:p>
          </table:table-cell>
          <table:table-cell table:formula="of:=[.D43]+6" office:value-type="date" office:date-value="2015-08-30" calcext:value-type="date">
            <text:p>Sonntag, 30. August 20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covered-table-cell/>
          <table:table-cell/>
          <table:table-cell table:formula="of:=[.D43]+7" office:value-type="date" office:date-value="2015-08-31" calcext:value-type="date">
            <text:p>Montag, 31. August 2015</text:p>
          </table:table-cell>
          <table:table-cell table:formula="of:=[.D44]+6" office:value-type="date" office:date-value="2015-09-06" calcext:value-type="date">
            <text:p>Sonntag, 6. September 20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string" calcext:value-type="string" table:number-columns-spanned="1" table:number-rows-spanned="11">
            <text:p>Schreiben!</text:p>
          </table:table-cell>
          <table:table-cell/>
          <table:table-cell table:formula="of:=[.D44]+7" office:value-type="date" office:date-value="2015-09-07" calcext:value-type="date">
            <text:p>Montag, 7. September 2015</text:p>
          </table:table-cell>
          <table:table-cell table:formula="of:=[.D45]+6" office:value-type="date" office:date-value="2015-09-13" calcext:value-type="date">
            <text:p>Sonntag, 13. September 20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covered-table-cell/>
          <table:table-cell/>
          <table:table-cell table:formula="of:=[.D45]+7" office:value-type="date" office:date-value="2015-09-14" calcext:value-type="date">
            <text:p>Montag, 14. September 2015</text:p>
          </table:table-cell>
          <table:table-cell table:formula="of:=[.D46]+6" office:value-type="date" office:date-value="2015-09-20" calcext:value-type="date">
            <text:p>Sonntag, 20. September 20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covered-table-cell/>
          <table:table-cell/>
          <table:table-cell table:formula="of:=[.D46]+7" office:value-type="date" office:date-value="2015-09-21" calcext:value-type="date">
            <text:p>Montag, 21. September 2015</text:p>
          </table:table-cell>
          <table:table-cell table:formula="of:=[.D47]+6" office:value-type="date" office:date-value="2015-09-27" calcext:value-type="date">
            <text:p>Sonntag, 27. September 20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covered-table-cell/>
          <table:table-cell/>
          <table:table-cell table:formula="of:=[.D47]+7" office:value-type="date" office:date-value="2015-09-28" calcext:value-type="date">
            <text:p>Montag, 28. September 2015</text:p>
          </table:table-cell>
          <table:table-cell table:formula="of:=[.D48]+6" office:value-type="date" office:date-value="2015-10-04" calcext:value-type="date">
            <text:p>Sonntag, 4. Oktober 20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covered-table-cell/>
          <table:table-cell/>
          <table:table-cell table:formula="of:=[.D48]+7" office:value-type="date" office:date-value="2015-10-05" calcext:value-type="date">
            <text:p>Montag, 5. Oktober 2015</text:p>
          </table:table-cell>
          <table:table-cell table:formula="of:=[.D49]+6" office:value-type="date" office:date-value="2015-10-11" calcext:value-type="date">
            <text:p>Sonntag, 11. Oktober 20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covered-table-cell/>
          <table:table-cell/>
          <table:table-cell table:formula="of:=[.D49]+7" office:value-type="date" office:date-value="2015-10-12" calcext:value-type="date">
            <text:p>Montag, 12. Oktober 2015</text:p>
          </table:table-cell>
          <table:table-cell table:formula="of:=[.D50]+6" office:value-type="date" office:date-value="2015-10-18" calcext:value-type="date">
            <text:p>Sonntag, 18. Oktober 20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covered-table-cell/>
          <table:table-cell/>
          <table:table-cell table:formula="of:=[.D50]+7" office:value-type="date" office:date-value="2015-10-19" calcext:value-type="date">
            <text:p>Montag, 19. Oktober 2015</text:p>
          </table:table-cell>
          <table:table-cell table:formula="of:=[.D51]+6" office:value-type="date" office:date-value="2015-10-25" calcext:value-type="date">
            <text:p>Sonntag, 25. Oktober 20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covered-table-cell/>
          <table:table-cell/>
          <table:table-cell table:formula="of:=[.D51]+7" office:value-type="date" office:date-value="2015-10-26" calcext:value-type="date">
            <text:p>Montag, 26. Oktober 2015</text:p>
          </table:table-cell>
          <table:table-cell table:formula="of:=[.D52]+6" office:value-type="date" office:date-value="2015-11-01" calcext:value-type="date">
            <text:p>Sonntag, 1. November 20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covered-table-cell/>
          <table:table-cell/>
          <table:table-cell table:formula="of:=[.D52]+7" office:value-type="date" office:date-value="2015-11-02" calcext:value-type="date">
            <text:p>Montag, 2. November 2015</text:p>
          </table:table-cell>
          <table:table-cell table:formula="of:=[.D53]+6" office:value-type="date" office:date-value="2015-11-08" calcext:value-type="date">
            <text:p>Sonntag, 8. November 20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covered-table-cell/>
          <table:table-cell/>
          <table:table-cell table:formula="of:=[.D53]+7" office:value-type="date" office:date-value="2015-11-09" calcext:value-type="date">
            <text:p>Montag, 9. November 2015</text:p>
          </table:table-cell>
          <table:table-cell table:formula="of:=[.D54]+6" office:value-type="date" office:date-value="2015-11-15" calcext:value-type="date">
            <text:p>Sonntag, 15. November 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covered-table-cell/>
          <table:table-cell/>
          <table:table-cell table:formula="of:=[.D54]+7" office:value-type="date" office:date-value="2015-11-16" calcext:value-type="date">
            <text:p>Montag, 16. November 2015</text:p>
          </table:table-cell>
          <table:table-cell table:formula="of:=[.D55]+6" office:value-type="date" office:date-value="2015-11-22" calcext:value-type="date">
            <text:p>Sonntag, 22. November 2015</text:p>
          </table:table-cell>
        </table:table-row>
        <table:table-row table:style-name="ro1" table:number-rows-repeated="1048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ce14"/>
        <table:table-row table:style-name="ro1">
          <table:table-cell office:value-type="string" calcext:value-type="string">
            <text:p>Woche</text:p>
          </table:table-cell>
          <table:table-cell office:value-type="string" calcext:value-type="string">
            <text:p>Geschrieben</text:p>
          </table:table-cell>
          <table:table-cell/>
          <table:table-cell office:value-type="string" calcext:value-type="string">
            <text:p>Wochenbeginn</text:p>
          </table:table-cell>
          <table:table-cell office:value-type="string" calcext:value-type="string">
            <text:p>Wochenen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" table:number-columns-spanned="1" table:number-rows-spanned="11"/>
          <table:table-cell/>
          <table:table-cell office:value-type="date" office:date-value="2014-11-10" calcext:value-type="date">
            <text:p>Montag, 10. November 2014</text:p>
          </table:table-cell>
          <table:table-cell table:formula="of:=[.D2]+6" office:value-type="date" office:date-value="2014-11-16" calcext:value-type="date">
            <text:p>Sonntag, 16. November 2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style-name="ce16"/>
          <table:table-cell/>
          <table:table-cell table:formula="of:=[.D2]+7" office:value-type="date" office:date-value="2014-11-17" calcext:value-type="date">
            <text:p>Montag, 17. November 2014</text:p>
          </table:table-cell>
          <table:table-cell table:formula="of:=[.D3]+6" office:value-type="date" office:date-value="2014-11-23" calcext:value-type="date">
            <text:p>Sonntag, 23. November 2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style-name="ce16"/>
          <table:table-cell/>
          <table:table-cell table:formula="of:=[.D3]+7" office:value-type="date" office:date-value="2014-11-24" calcext:value-type="date">
            <text:p>Montag, 24. November 2014</text:p>
          </table:table-cell>
          <table:table-cell table:formula="of:=[.D4]+6" office:value-type="date" office:date-value="2014-11-30" calcext:value-type="date">
            <text:p>Sonntag, 30. November 2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6"/>
          <table:table-cell/>
          <table:table-cell table:formula="of:=[.D4]+7" office:value-type="date" office:date-value="2014-12-01" calcext:value-type="date">
            <text:p>Montag, 1. Dezember 2014</text:p>
          </table:table-cell>
          <table:table-cell table:formula="of:=[.D5]+6" office:value-type="date" office:date-value="2014-12-07" calcext:value-type="date">
            <text:p>Sonntag, 7. Dezember 2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style-name="ce16"/>
          <table:table-cell/>
          <table:table-cell table:formula="of:=[.D5]+7" office:value-type="date" office:date-value="2014-12-08" calcext:value-type="date">
            <text:p>Montag, 8. Dezember 2014</text:p>
          </table:table-cell>
          <table:table-cell table:formula="of:=[.D6]+6" office:value-type="date" office:date-value="2014-12-14" calcext:value-type="date">
            <text:p>Sonntag, 14. Dezember 2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style-name="ce16"/>
          <table:table-cell/>
          <table:table-cell table:formula="of:=[.D6]+7" office:value-type="date" office:date-value="2014-12-15" calcext:value-type="date">
            <text:p>Montag, 15. Dezember 2014</text:p>
          </table:table-cell>
          <table:table-cell table:formula="of:=[.D7]+6" office:value-type="date" office:date-value="2014-12-21" calcext:value-type="date">
            <text:p>Sonntag, 21. Dezember 2014</text:p>
          </table:table-cell>
        </table:table-row>
        <table:table-row table:style-name="ro1">
          <table:table-cell office:value-type="string" calcext:value-type="string">
            <text:p>FERIEN</text:p>
          </table:table-cell>
          <table:covered-table-cell table:style-name="ce16"/>
          <table:table-cell/>
          <table:table-cell table:formula="of:=[.D7]+7" office:value-type="date" office:date-value="2014-12-22" calcext:value-type="date">
            <text:p>Montag, 22. Dezember 2014</text:p>
          </table:table-cell>
          <table:table-cell table:formula="of:=[.D8]+6" office:value-type="date" office:date-value="2014-12-28" calcext:value-type="date">
            <text:p>Sonntag, 28. Dezember 2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style-name="ce16"/>
          <table:table-cell/>
          <table:table-cell table:formula="of:=[.D8]+7" office:value-type="date" office:date-value="2014-12-29" calcext:value-type="date">
            <text:p>Montag, 29. Dezember 2014</text:p>
          </table:table-cell>
          <table:table-cell table:formula="of:=[.D9]+6" office:value-type="date" office:date-value="2015-01-04" calcext:value-type="date">
            <text:p>Sonntag, 4. Januar 2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style-name="ce16"/>
          <table:table-cell/>
          <table:table-cell table:formula="of:=[.D9]+7" office:value-type="date" office:date-value="2015-01-05" calcext:value-type="date">
            <text:p>Montag, 5. Januar 2015</text:p>
          </table:table-cell>
          <table:table-cell table:formula="of:=[.D10]+6" office:value-type="date" office:date-value="2015-01-11" calcext:value-type="date">
            <text:p>Sonntag, 11. Januar 2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style-name="ce16"/>
          <table:table-cell/>
          <table:table-cell table:formula="of:=[.D10]+7" office:value-type="date" office:date-value="2015-01-12" calcext:value-type="date">
            <text:p>Montag, 12. Januar 2015</text:p>
          </table:table-cell>
          <table:table-cell table:formula="of:=[.D11]+6" office:value-type="date" office:date-value="2015-01-18" calcext:value-type="date">
            <text:p>Sonntag, 18. Januar 2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style-name="ce16"/>
          <table:table-cell/>
          <table:table-cell table:formula="of:=[.D11]+7" office:value-type="date" office:date-value="2015-01-19" calcext:value-type="date">
            <text:p>Montag, 19. Januar 2015</text:p>
          </table:table-cell>
          <table:table-cell table:formula="of:=[.D12]+6" office:value-type="date" office:date-value="2015-01-25" calcext:value-type="date">
            <text:p>Sonntag, 25. Januar 2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table:number-columns-spanned="1" table:number-rows-spanned="2"/>
          <table:table-cell/>
          <table:table-cell table:formula="of:=[.D12]+7" office:value-type="date" office:date-value="2015-01-26" calcext:value-type="date">
            <text:p>Montag, 26. Januar 2015</text:p>
          </table:table-cell>
          <table:table-cell table:formula="of:=[.D13]+6" office:value-type="date" office:date-value="2015-02-01" calcext:value-type="date">
            <text:p>Sonntag, 1. Februar 20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style-name="ce16"/>
          <table:table-cell/>
          <table:table-cell table:formula="of:=[.D13]+7" office:value-type="date" office:date-value="2015-02-02" calcext:value-type="date">
            <text:p>Montag, 2. Februar 2015</text:p>
          </table:table-cell>
          <table:table-cell table:formula="of:=[.D14]+6" office:value-type="date" office:date-value="2015-02-08" calcext:value-type="date">
            <text:p>Sonntag, 8. Februar 2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table:number-columns-spanned="1" table:number-rows-spanned="2"/>
          <table:table-cell/>
          <table:table-cell table:formula="of:=[.D14]+7" office:value-type="date" office:date-value="2015-02-09" calcext:value-type="date">
            <text:p>Montag, 9. Februar 2015</text:p>
          </table:table-cell>
          <table:table-cell table:formula="of:=[.D15]+6" office:value-type="date" office:date-value="2015-02-15" calcext:value-type="date">
            <text:p>Sonntag, 15. Februar 20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style-name="ce16"/>
          <table:table-cell/>
          <table:table-cell table:formula="of:=[.D15]+7" office:value-type="date" office:date-value="2015-02-16" calcext:value-type="date">
            <text:p>Montag, 16. Februar 2015</text:p>
          </table:table-cell>
          <table:table-cell table:formula="of:=[.D16]+6" office:value-type="date" office:date-value="2015-02-22" calcext:value-type="date">
            <text:p>Sonntag, 22. Februar 2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6"/>
          <table:table-cell/>
          <table:table-cell table:formula="of:=[.D16]+7" office:value-type="date" office:date-value="2015-02-23" calcext:value-type="date">
            <text:p>Montag, 23. Februar 2015</text:p>
          </table:table-cell>
          <table:table-cell table:formula="of:=[.D17]+6" office:value-type="date" office:date-value="2015-03-01" calcext:value-type="date">
            <text:p>Sonntag, 1. März 2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table:number-columns-spanned="1" table:number-rows-spanned="2"/>
          <table:table-cell/>
          <table:table-cell table:formula="of:=[.D17]+7" office:value-type="date" office:date-value="2015-03-02" calcext:value-type="date">
            <text:p>Montag, 2. März 2015</text:p>
          </table:table-cell>
          <table:table-cell table:formula="of:=[.D18]+6" office:value-type="date" office:date-value="2015-03-08" calcext:value-type="date">
            <text:p>Sonntag, 8. März 20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 table:style-name="ce16"/>
          <table:table-cell/>
          <table:table-cell table:formula="of:=[.D18]+7" office:value-type="date" office:date-value="2015-03-09" calcext:value-type="date">
            <text:p>Montag, 9. März 2015</text:p>
          </table:table-cell>
          <table:table-cell table:formula="of:=[.D19]+6" office:value-type="date" office:date-value="2015-03-15" calcext:value-type="date">
            <text:p>Sonntag, 15. März 20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6"/>
          <table:table-cell/>
          <table:table-cell table:formula="of:=[.D19]+7" office:value-type="date" office:date-value="2015-03-16" calcext:value-type="date">
            <text:p>Montag, 16. März 2015</text:p>
          </table:table-cell>
          <table:table-cell table:formula="of:=[.D20]+6" office:value-type="date" office:date-value="2015-03-22" calcext:value-type="date">
            <text:p>Sonntag, 22. März 20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6"/>
          <table:table-cell/>
          <table:table-cell table:formula="of:=[.D20]+7" office:value-type="date" office:date-value="2015-03-23" calcext:value-type="date">
            <text:p>Montag, 23. März 2015</text:p>
          </table:table-cell>
          <table:table-cell table:formula="of:=[.D21]+6" office:value-type="date" office:date-value="2015-03-29" calcext:value-type="date">
            <text:p>Sonntag, 29. März 2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6"/>
          <table:table-cell/>
          <table:table-cell table:formula="of:=[.D21]+7" office:value-type="date" office:date-value="2015-03-30" calcext:value-type="date">
            <text:p>Montag, 30. März 2015</text:p>
          </table:table-cell>
          <table:table-cell table:formula="of:=[.D22]+6" office:value-type="date" office:date-value="2015-04-05" calcext:value-type="date">
            <text:p>Sonntag, 5. April 20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6"/>
          <table:table-cell/>
          <table:table-cell table:formula="of:=[.D22]+7" office:value-type="date" office:date-value="2015-04-06" calcext:value-type="date">
            <text:p>Montag, 6. April 2015</text:p>
          </table:table-cell>
          <table:table-cell table:formula="of:=[.D23]+6" office:value-type="date" office:date-value="2015-04-12" calcext:value-type="date">
            <text:p>Sonntag, 12. April 2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5" table:number-columns-spanned="1" table:number-rows-spanned="3"/>
          <table:table-cell/>
          <table:table-cell table:formula="of:=[.D23]+7" office:value-type="date" office:date-value="2015-04-13" calcext:value-type="date">
            <text:p>Montag, 13. April 2015</text:p>
          </table:table-cell>
          <table:table-cell table:formula="of:=[.D24]+6" office:value-type="date" office:date-value="2015-04-19" calcext:value-type="date">
            <text:p>Sonntag, 19. April 20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covered-table-cell table:style-name="ce16"/>
          <table:table-cell/>
          <table:table-cell table:formula="of:=[.D24]+7" office:value-type="date" office:date-value="2015-04-20" calcext:value-type="date">
            <text:p>Montag, 20. April 2015</text:p>
          </table:table-cell>
          <table:table-cell table:formula="of:=[.D25]+6" office:value-type="date" office:date-value="2015-04-26" calcext:value-type="date">
            <text:p>Sonntag, 26. April 20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covered-table-cell table:style-name="ce16"/>
          <table:table-cell/>
          <table:table-cell table:formula="of:=[.D25]+7" office:value-type="date" office:date-value="2015-04-27" calcext:value-type="date">
            <text:p>Montag, 27. April 2015</text:p>
          </table:table-cell>
          <table:table-cell table:formula="of:=[.D26]+6" office:value-type="date" office:date-value="2015-05-03" calcext:value-type="date">
            <text:p>Sonntag, 3. Mai 20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6"/>
          <table:table-cell/>
          <table:table-cell table:formula="of:=[.D26]+7" office:value-type="date" office:date-value="2015-05-04" calcext:value-type="date">
            <text:p>Montag, 4. Mai 2015</text:p>
          </table:table-cell>
          <table:table-cell table:formula="of:=[.D27]+6" office:value-type="date" office:date-value="2015-05-10" calcext:value-type="date">
            <text:p>Sonntag, 10. Mai 20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6"/>
          <table:table-cell/>
          <table:table-cell table:formula="of:=[.D27]+7" office:value-type="date" office:date-value="2015-05-11" calcext:value-type="date">
            <text:p>Montag, 11. Mai 2015</text:p>
          </table:table-cell>
          <table:table-cell table:formula="of:=[.D28]+6" office:value-type="date" office:date-value="2015-05-17" calcext:value-type="date">
            <text:p>Sonntag, 17. Mai 20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6"/>
          <table:table-cell/>
          <table:table-cell table:formula="of:=[.D28]+7" office:value-type="date" office:date-value="2015-05-18" calcext:value-type="date">
            <text:p>Montag, 18. Mai 2015</text:p>
          </table:table-cell>
          <table:table-cell table:formula="of:=[.D29]+6" office:value-type="date" office:date-value="2015-05-24" calcext:value-type="date">
            <text:p>Sonntag, 24. Mai 20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6"/>
          <table:table-cell/>
          <table:table-cell table:formula="of:=[.D29]+7" office:value-type="date" office:date-value="2015-05-25" calcext:value-type="date">
            <text:p>Montag, 25. Mai 2015</text:p>
          </table:table-cell>
          <table:table-cell table:formula="of:=[.D30]+6" office:value-type="date" office:date-value="2015-05-31" calcext:value-type="date">
            <text:p>Sonntag, 31. Mai 20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6"/>
          <table:table-cell/>
          <table:table-cell table:formula="of:=[.D30]+7" office:value-type="date" office:date-value="2015-06-01" calcext:value-type="date">
            <text:p>Montag, 1. Juni 2015</text:p>
          </table:table-cell>
          <table:table-cell table:formula="of:=[.D31]+6" office:value-type="date" office:date-value="2015-06-07" calcext:value-type="date">
            <text:p>Sonntag, 7. Juni 20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6"/>
          <table:table-cell/>
          <table:table-cell table:formula="of:=[.D31]+7" office:value-type="date" office:date-value="2015-06-08" calcext:value-type="date">
            <text:p>Montag, 8. Juni 2015</text:p>
          </table:table-cell>
          <table:table-cell table:formula="of:=[.D32]+6" office:value-type="date" office:date-value="2015-06-14" calcext:value-type="date">
            <text:p>Sonntag, 14. Juni 20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6"/>
          <table:table-cell/>
          <table:table-cell table:formula="of:=[.D32]+7" office:value-type="date" office:date-value="2015-06-15" calcext:value-type="date">
            <text:p>Montag, 15. Juni 2015</text:p>
          </table:table-cell>
          <table:table-cell table:formula="of:=[.D33]+6" office:value-type="date" office:date-value="2015-06-21" calcext:value-type="date">
            <text:p>Sonntag, 21. Juni 20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6"/>
          <table:table-cell/>
          <table:table-cell table:formula="of:=[.D33]+7" office:value-type="date" office:date-value="2015-06-22" calcext:value-type="date">
            <text:p>Montag, 22. Juni 2015</text:p>
          </table:table-cell>
          <table:table-cell table:formula="of:=[.D34]+6" office:value-type="date" office:date-value="2015-06-28" calcext:value-type="date">
            <text:p>Sonntag, 28. Juni 20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6"/>
          <table:table-cell/>
          <table:table-cell table:formula="of:=[.D34]+7" office:value-type="date" office:date-value="2015-06-29" calcext:value-type="date">
            <text:p>Montag, 29. Juni 2015</text:p>
          </table:table-cell>
          <table:table-cell table:formula="of:=[.D35]+6" office:value-type="date" office:date-value="2015-07-05" calcext:value-type="date">
            <text:p>Sonntag, 5. Juli 20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6"/>
          <table:table-cell/>
          <table:table-cell table:formula="of:=[.D35]+7" office:value-type="date" office:date-value="2015-07-06" calcext:value-type="date">
            <text:p>Montag, 6. Juli 2015</text:p>
          </table:table-cell>
          <table:table-cell table:formula="of:=[.D36]+6" office:value-type="date" office:date-value="2015-07-12" calcext:value-type="date">
            <text:p>Sonntag, 12. Juli 20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8" office:value-type="string" calcext:value-type="string" table:number-columns-spanned="1" table:number-rows-spanned="2">
            <text:p>Experimental Setup</text:p>
          </table:table-cell>
          <table:table-cell/>
          <table:table-cell table:formula="of:=[.D36]+7" office:value-type="date" office:date-value="2015-07-13" calcext:value-type="date">
            <text:p>Montag, 13. Juli 2015</text:p>
          </table:table-cell>
          <table:table-cell table:formula="of:=[.D37]+6" office:value-type="date" office:date-value="2015-07-19" calcext:value-type="date">
            <text:p>Sonntag, 19. Juli 20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covered-table-cell/>
          <table:table-cell/>
          <table:table-cell table:formula="of:=[.D37]+7" office:value-type="date" office:date-value="2015-07-20" calcext:value-type="date">
            <text:p>Montag, 20. Juli 2015</text:p>
          </table:table-cell>
          <table:table-cell table:formula="of:=[.D38]+6" office:value-type="date" office:date-value="2015-07-26" calcext:value-type="date">
            <text:p>Sonntag, 26. Juli 20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8" office:value-type="string" calcext:value-type="string" table:number-columns-spanned="1" table:number-rows-spanned="2">
            <text:p>Theory</text:p>
          </table:table-cell>
          <table:table-cell/>
          <table:table-cell table:formula="of:=[.D38]+7" office:value-type="date" office:date-value="2015-07-27" calcext:value-type="date">
            <text:p>Montag, 27. Juli 2015</text:p>
          </table:table-cell>
          <table:table-cell table:formula="of:=[.D39]+6" office:value-type="date" office:date-value="2015-08-02" calcext:value-type="date">
            <text:p>Sonntag, 2. August 20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covered-table-cell table:style-name="ce8"/>
          <table:table-cell/>
          <table:table-cell table:formula="of:=[.D39]+7" office:value-type="date" office:date-value="2015-08-03" calcext:value-type="date">
            <text:p>Montag, 3. August 2015</text:p>
          </table:table-cell>
          <table:table-cell table:formula="of:=[.D40]+6" office:value-type="date" office:date-value="2015-08-09" calcext:value-type="date">
            <text:p>Sonntag, 9. August 20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8" office:value-type="string" calcext:value-type="string" table:number-columns-spanned="1" table:number-rows-spanned="2">
            <text:p>Analysis Results</text:p>
          </table:table-cell>
          <table:table-cell/>
          <table:table-cell table:formula="of:=[.D40]+7" office:value-type="date" office:date-value="2015-08-10" calcext:value-type="date">
            <text:p>Montag, 10. August 2015</text:p>
          </table:table-cell>
          <table:table-cell table:formula="of:=[.D41]+6" office:value-type="date" office:date-value="2015-08-16" calcext:value-type="date">
            <text:p>Sonntag, 16. August 20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covered-table-cell/>
          <table:table-cell/>
          <table:table-cell table:formula="of:=[.D41]+7" office:value-type="date" office:date-value="2015-08-17" calcext:value-type="date">
            <text:p>Montag, 17. August 2015</text:p>
          </table:table-cell>
          <table:table-cell table:formula="of:=[.D42]+6" office:value-type="date" office:date-value="2015-08-23" calcext:value-type="date">
            <text:p>Sonntag, 23. August 20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8" office:value-type="string" calcext:value-type="string" table:number-columns-spanned="1" table:number-rows-spanned="3">
            <text:p>Track Finding in basf2</text:p>
          </table:table-cell>
          <table:table-cell/>
          <table:table-cell table:formula="of:=[.D42]+7" office:value-type="date" office:date-value="2015-08-24" calcext:value-type="date">
            <text:p>Montag, 24. August 2015</text:p>
          </table:table-cell>
          <table:table-cell table:formula="of:=[.D43]+6" office:value-type="date" office:date-value="2015-08-30" calcext:value-type="date">
            <text:p>Sonntag, 30. August 20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covered-table-cell/>
          <table:table-cell/>
          <table:table-cell table:formula="of:=[.D43]+7" office:value-type="date" office:date-value="2015-08-31" calcext:value-type="date">
            <text:p>Montag, 31. August 2015</text:p>
          </table:table-cell>
          <table:table-cell table:formula="of:=[.D44]+6" office:value-type="date" office:date-value="2015-09-06" calcext:value-type="date">
            <text:p>Sonntag, 6. September 20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covered-table-cell table:style-name="ce8"/>
          <table:table-cell/>
          <table:table-cell table:formula="of:=[.D44]+7" office:value-type="date" office:date-value="2015-09-07" calcext:value-type="date">
            <text:p>Montag, 7. September 2015</text:p>
          </table:table-cell>
          <table:table-cell table:formula="of:=[.D45]+6" office:value-type="date" office:date-value="2015-09-13" calcext:value-type="date">
            <text:p>Sonntag, 13. September 20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8" office:value-type="string" calcext:value-type="string" table:number-columns-spanned="1" table:number-rows-spanned="2">
            <text:p>Introduction, Summary, </text:p>
            <text:p>Acknowledgement</text:p>
          </table:table-cell>
          <table:table-cell/>
          <table:table-cell table:formula="of:=[.D45]+7" office:value-type="date" office:date-value="2015-09-14" calcext:value-type="date">
            <text:p>Montag, 14. September 2015</text:p>
          </table:table-cell>
          <table:table-cell table:formula="of:=[.D46]+6" office:value-type="date" office:date-value="2015-09-20" calcext:value-type="date">
            <text:p>Sonntag, 20. September 20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covered-table-cell/>
          <table:table-cell/>
          <table:table-cell table:formula="of:=[.D46]+7" office:value-type="date" office:date-value="2015-09-21" calcext:value-type="date">
            <text:p>Montag, 21. September 2015</text:p>
          </table:table-cell>
          <table:table-cell table:formula="of:=[.D47]+6" office:value-type="date" office:date-value="2015-09-27" calcext:value-type="date">
            <text:p>Sonntag, 27. September 20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8" office:value-type="string" calcext:value-type="string" table:number-columns-spanned="1" table:number-rows-spanned="2">
            <text:p>VXD</text:p>
          </table:table-cell>
          <table:table-cell/>
          <table:table-cell table:formula="of:=[.D47]+7" office:value-type="date" office:date-value="2015-09-28" calcext:value-type="date">
            <text:p>Montag, 28. September 2015</text:p>
          </table:table-cell>
          <table:table-cell table:formula="of:=[.D48]+6" office:value-type="date" office:date-value="2015-10-04" calcext:value-type="date">
            <text:p>Sonntag, 4. Oktober 20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covered-table-cell/>
          <table:table-cell/>
          <table:table-cell table:formula="of:=[.D48]+7" office:value-type="date" office:date-value="2015-10-05" calcext:value-type="date">
            <text:p>Montag, 5. Oktober 2015</text:p>
          </table:table-cell>
          <table:table-cell table:formula="of:=[.D49]+6" office:value-type="date" office:date-value="2015-10-11" calcext:value-type="date">
            <text:p>Sonntag, 11. Oktober 20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[.D49]+7" office:value-type="date" office:date-value="2015-10-12" calcext:value-type="date">
            <text:p>Montag, 12. Oktober 2015</text:p>
          </table:table-cell>
          <table:table-cell table:formula="of:=[.D50]+6" office:value-type="date" office:date-value="2015-10-18" calcext:value-type="date">
            <text:p>Sonntag, 18. Oktober 20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[.D50]+7" office:value-type="date" office:date-value="2015-10-19" calcext:value-type="date">
            <text:p>Montag, 19. Oktober 2015</text:p>
          </table:table-cell>
          <table:table-cell table:formula="of:=[.D51]+6" office:value-type="date" office:date-value="2015-10-25" calcext:value-type="date">
            <text:p>Sonntag, 25. Oktober 20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[.D51]+7" office:value-type="date" office:date-value="2015-10-26" calcext:value-type="date">
            <text:p>Montag, 26. Oktober 2015</text:p>
          </table:table-cell>
          <table:table-cell table:formula="of:=[.D52]+6" office:value-type="date" office:date-value="2015-11-01" calcext:value-type="date">
            <text:p>Sonntag, 1. November 20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[.D52]+7" office:value-type="date" office:date-value="2015-11-02" calcext:value-type="date">
            <text:p>Montag, 2. November 2015</text:p>
          </table:table-cell>
          <table:table-cell table:formula="of:=[.D53]+6" office:value-type="date" office:date-value="2015-11-08" calcext:value-type="date">
            <text:p>Sonntag, 8. November 20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[.D53]+7" office:value-type="date" office:date-value="2015-11-09" calcext:value-type="date">
            <text:p>Montag, 9. November 2015</text:p>
          </table:table-cell>
          <table:table-cell table:formula="of:=[.D54]+6" office:value-type="date" office:date-value="2015-11-15" calcext:value-type="date">
            <text:p>Sonntag, 15. November 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[.D54]+7" office:value-type="date" office:date-value="2015-11-16" calcext:value-type="date">
            <text:p>Montag, 16. November 2015</text:p>
          </table:table-cell>
          <table:table-cell table:formula="of:=[.D55]+6" office:value-type="date" office:date-value="2015-11-22" calcext:value-type="date">
            <text:p>Sonntag, 22. November 2015</text:p>
          </table:table-cell>
        </table:table-row>
        <table:table-row table:style-name="ro1" table:number-rows-repeated="104852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00.00.0000</text:date>, <text:time style:data-style-name="N2" text:time-value="16:26:04.7881943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ls </meta:initial-creator>
    <meta:creation-date>2015-06-24T21:12:50.545565727</meta:creation-date>
    <dc:date>2015-07-12T16:29:22.465875326</dc:date>
    <dc:creator>nils </dc:creator>
    <meta:editing-duration>PT22M8S</meta:editing-duration>
    <meta:editing-cycles>45</meta:editing-cycles>
    <meta:generator>LibreOffice/4.2.8.2$Linux_X86_64 LibreOffice_project/420m0$Build-2</meta:generator>
    <meta:document-statistic meta:table-count="2" meta:cell-count="361" meta:object-count="0"/>
  </office:meta>
</office:document-meta>
</file>